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.085cm" fo:margin-right="0cm" fo:text-indent="0cm" style:auto-text-indent="false"/>
    </style:style>
    <style:style style:name="T1" style:family="text">
      <style:text-properties fo:font-variant="normal" fo:text-transform="none" fo:color="#111111" loext:opacity="100%" style:font-name="Roboto" fo:font-size="9.60000038146973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Roboto" fo:font-size="9.60000038146973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 texte est</text:span><text:span text:style-name="Strong_20_Emphasis"><text:span text:style-name="T1"> </text:span></text:span><text:span text:style-name="Strong_20_Emphasis"><text:span text:style-name="T2">une série orale ou écrite de mots perçus comme constituant un ensemble cohérent, porteur de sens et utilisant les structures propres à une langue</text:span></text:span><text:span text:style-name="T1"> (conjugaisons, construction et association des phrases…) . Un texte n'a pas de longueur déterminée sauf dans le cas de poèmes à forme fixe comme le sonnet ou le haïku. L'étude formelle des textes s'appuie sur la linguistique, qui est l'approche sc…</text:span></text:p>
      <text:section text:style-name="Sect1" text:name="expitem_327231012_43">
        <text:p text:style-name="P2"><text:bookmark text:name="expitem_327231012_43_hit"/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09:25:40.969000000</dc:date>
    <meta:editing-duration>PT42S</meta:editing-duration>
    <meta:editing-cycles>1</meta:editing-cycles>
    <meta:document-statistic meta:table-count="0" meta:image-count="0" meta:object-count="0" meta:page-count="1" meta:paragraph-count="1" meta:word-count="68" meta:character-count="407" meta:non-whitespace-character-count="340"/>
    <meta:generator>LibreOffice/7.1.3.2$Windows_X86_64 LibreOffice_project/47f78053abe362b9384784d31a6e56f8511eb1c1</meta:generator>
  </office:meta>
</office:document-meta>
</file>